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456cm"/>
    </style:style>
    <style:style style:name="co7" style:family="table-column">
      <style:table-column-properties fo:break-before="auto" style:column-width="7.3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Rechnungstitel&quot;" style:apply-style-name="Note" style:base-cell-address="Cockpit.B5"/>
    </style:style>
    <style:style style:name="ce3" style:family="table-cell" style:parent-style-name="Default">
      <style:map style:condition="cell-content()=&quot;[ Kein Kunde ]&quot;" style:apply-style-name="Note" style:base-cell-address="Cockpit.C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customers)" table:allow-empty-cell="true" table:display-list="sort-ascending" table:base-cell-address="Cockpit.C5">
          <table:error-message table:message-type="stop" table:display="true"/>
        </table:content-validation>
      </table:content-validations>
      <table:table table:name="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ewCalculationButton" form:control-implementation="ooo:com.sun.star.form.component.CommandButton" xml:id="control1" form:id="control1" form:label="Abrechnung erstellen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4.927cm" svg:height="1.062cm" svg:x="11.307cm" svg:y="1.541cm" draw:control="control1"/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eeves</text:p>
          </table:table-cell>
          <table:table-cell table:style-name="ce1" table:formula="of:=[$Konfiguration.B5]" office:value-type="string" office:string-value="2.2.0-SNAPSHOT" calcext:value-type="string">
            <text:p>2.2.0-SNAPSHO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ue Abrechnung:</text:p>
          </table:table-cell>
          <table:table-cell table:style-name="ce2" office:value-type="string" calcext:value-type="string">
            <text:p>Rechnungstitel</text:p>
          </table:table-cell>
          <table:table-cell table:style-name="ce3" table:content-validation-name="val1" office:value-type="string" calcext:value-type="string">
            <text:p>[ Kein Kunde ]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Cockpit.B5:Cockpit.B5">
            <calcext:condition calcext:apply-style-name="Note" calcext:value="=&quot;Rechnungstitel&quot;" calcext:base-cell-address="Cockpit.B5"/>
          </calcext:conditional-format>
          <calcext:conditional-format calcext:target-range-address="Cockpit.C5:Cockpit.C5">
            <calcext:condition calcext:apply-style-name="Note" calcext:value="=&quot;[ Kein Kunde ]&quot;" calcext:base-cell-address="Cockpit.C5"/>
          </calcext:conditional-format>
        </calcext:conditional-formats>
      </table:table>
      <table:table table:name="Kontaktdaten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ontaktdaten</text:p>
          </table:table-cell>
          <table:table-cell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1">
          <table:table-cell table:style-name="ce1" office:value-type="string" calcext:value-type="string">
            <text:p>Bankverbindung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Kunden" table:style-name="ta1">
        <table:table-column table:style-name="co4" table:number-columns-repeated="3" table:default-cell-style-name="Default"/>
        <table:table-column table:style-name="co5" table:visibility="collapse" table:default-cell-style-name="Default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Firma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Kunde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Mikis Hofer</text:p>
          </table:table-cell>
          <table:table-cell office:value-type="string" calcext:value-type="string">
            <text:p>Ledovy Inc</text:p>
          </table:table-cell>
          <table:table-cell office:value-type="string" calcext:value-type="string">
            <text:p><text:a xlink:href="mailto:mikis@ledovy.ch" xlink:type="simple">mikis@ledovy.ch</text:a></text:p>
          </table:table-cell>
          <table:table-cell table:formula="of:=IF([.A2]=&quot;&quot;;&quot;[ Kein Kunde ]&quot;;COM.MICROSOFT.CONCAT([.B2];&quot;, &quot;;[.A2]))" office:value-type="string" office:string-value="Ledovy Inc, Mikis Hofer" calcext:value-type="string">
            <text:p>Ledovy Inc, Mikis Hof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]=&quot;&quot;;&quot;[ Kein Kunde ]&quot;;COM.MICROSOFT.CONCAT([.B3];&quot;, &quot;;[.A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]=&quot;&quot;;&quot;[ Kein Kunde ]&quot;;COM.MICROSOFT.CONCAT([.B4];&quot;, &quot;;[.A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]=&quot;&quot;;&quot;[ Kein Kunde ]&quot;;COM.MICROSOFT.CONCAT([.B5];&quot;, &quot;;[.A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]=&quot;&quot;;&quot;[ Kein Kunde ]&quot;;COM.MICROSOFT.CONCAT([.B6];&quot;, &quot;;[.A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]=&quot;&quot;;&quot;[ Kein Kunde ]&quot;;COM.MICROSOFT.CONCAT([.B7];&quot;, &quot;;[.A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]=&quot;&quot;;&quot;[ Kein Kunde ]&quot;;COM.MICROSOFT.CONCAT([.B8];&quot;, &quot;;[.A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]=&quot;&quot;;&quot;[ Kein Kunde ]&quot;;COM.MICROSOFT.CONCAT([.B9];&quot;, &quot;;[.A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]=&quot;&quot;;&quot;[ Kein Kunde ]&quot;;COM.MICROSOFT.CONCAT([.B10];&quot;, &quot;;[.A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]=&quot;&quot;;&quot;[ Kein Kunde ]&quot;;COM.MICROSOFT.CONCAT([.B11];&quot;, &quot;;[.A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]=&quot;&quot;;&quot;[ Kein Kunde ]&quot;;COM.MICROSOFT.CONCAT([.B12];&quot;, &quot;;[.A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]=&quot;&quot;;&quot;[ Kein Kunde ]&quot;;COM.MICROSOFT.CONCAT([.B13];&quot;, &quot;;[.A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]=&quot;&quot;;&quot;[ Kein Kunde ]&quot;;COM.MICROSOFT.CONCAT([.B14];&quot;, &quot;;[.A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]=&quot;&quot;;&quot;[ Kein Kunde ]&quot;;COM.MICROSOFT.CONCAT([.B15];&quot;, &quot;;[.A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]=&quot;&quot;;&quot;[ Kein Kunde ]&quot;;COM.MICROSOFT.CONCAT([.B16];&quot;, &quot;;[.A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]=&quot;&quot;;&quot;[ Kein Kunde ]&quot;;COM.MICROSOFT.CONCAT([.B17];&quot;, &quot;;[.A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]=&quot;&quot;;&quot;[ Kein Kunde ]&quot;;COM.MICROSOFT.CONCAT([.B18];&quot;, &quot;;[.A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]=&quot;&quot;;&quot;[ Kein Kunde ]&quot;;COM.MICROSOFT.CONCAT([.B19];&quot;, &quot;;[.A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]=&quot;&quot;;&quot;[ Kein Kunde ]&quot;;COM.MICROSOFT.CONCAT([.B20];&quot;, &quot;;[.A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]=&quot;&quot;;&quot;[ Kein Kunde ]&quot;;COM.MICROSOFT.CONCAT([.B21];&quot;, &quot;;[.A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]=&quot;&quot;;&quot;[ Kein Kunde ]&quot;;COM.MICROSOFT.CONCAT([.B22];&quot;, &quot;;[.A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]=&quot;&quot;;&quot;[ Kein Kunde ]&quot;;COM.MICROSOFT.CONCAT([.B23];&quot;, &quot;;[.A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]=&quot;&quot;;&quot;[ Kein Kunde ]&quot;;COM.MICROSOFT.CONCAT([.B24];&quot;, &quot;;[.A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]=&quot;&quot;;&quot;[ Kein Kunde ]&quot;;COM.MICROSOFT.CONCAT([.B25];&quot;, &quot;;[.A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]=&quot;&quot;;&quot;[ Kein Kunde ]&quot;;COM.MICROSOFT.CONCAT([.B26];&quot;, &quot;;[.A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]=&quot;&quot;;&quot;[ Kein Kunde ]&quot;;COM.MICROSOFT.CONCAT([.B27];&quot;, &quot;;[.A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]=&quot;&quot;;&quot;[ Kein Kunde ]&quot;;COM.MICROSOFT.CONCAT([.B28];&quot;, &quot;;[.A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]=&quot;&quot;;&quot;[ Kein Kunde ]&quot;;COM.MICROSOFT.CONCAT([.B29];&quot;, &quot;;[.A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]=&quot;&quot;;&quot;[ Kein Kunde ]&quot;;COM.MICROSOFT.CONCAT([.B30];&quot;, &quot;;[.A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]=&quot;&quot;;&quot;[ Kein Kunde ]&quot;;COM.MICROSOFT.CONCAT([.B31];&quot;, &quot;;[.A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]=&quot;&quot;;&quot;[ Kein Kunde ]&quot;;COM.MICROSOFT.CONCAT([.B32];&quot;, &quot;;[.A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]=&quot;&quot;;&quot;[ Kein Kunde ]&quot;;COM.MICROSOFT.CONCAT([.B33];&quot;, &quot;;[.A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]=&quot;&quot;;&quot;[ Kein Kunde ]&quot;;COM.MICROSOFT.CONCAT([.B34];&quot;, &quot;;[.A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]=&quot;&quot;;&quot;[ Kein Kunde ]&quot;;COM.MICROSOFT.CONCAT([.B35];&quot;, &quot;;[.A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]=&quot;&quot;;&quot;[ Kein Kunde ]&quot;;COM.MICROSOFT.CONCAT([.B36];&quot;, &quot;;[.A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]=&quot;&quot;;&quot;[ Kein Kunde ]&quot;;COM.MICROSOFT.CONCAT([.B37];&quot;, &quot;;[.A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]=&quot;&quot;;&quot;[ Kein Kunde ]&quot;;COM.MICROSOFT.CONCAT([.B38];&quot;, &quot;;[.A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]=&quot;&quot;;&quot;[ Kein Kunde ]&quot;;COM.MICROSOFT.CONCAT([.B39];&quot;, &quot;;[.A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]=&quot;&quot;;&quot;[ Kein Kunde ]&quot;;COM.MICROSOFT.CONCAT([.B40];&quot;, &quot;;[.A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]=&quot;&quot;;&quot;[ Kein Kunde ]&quot;;COM.MICROSOFT.CONCAT([.B41];&quot;, &quot;;[.A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]=&quot;&quot;;&quot;[ Kein Kunde ]&quot;;COM.MICROSOFT.CONCAT([.B42];&quot;, &quot;;[.A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]=&quot;&quot;;&quot;[ Kein Kunde ]&quot;;COM.MICROSOFT.CONCAT([.B43];&quot;, &quot;;[.A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]=&quot;&quot;;&quot;[ Kein Kunde ]&quot;;COM.MICROSOFT.CONCAT([.B44];&quot;, &quot;;[.A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]=&quot;&quot;;&quot;[ Kein Kunde ]&quot;;COM.MICROSOFT.CONCAT([.B45];&quot;, &quot;;[.A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]=&quot;&quot;;&quot;[ Kein Kunde ]&quot;;COM.MICROSOFT.CONCAT([.B46];&quot;, &quot;;[.A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]=&quot;&quot;;&quot;[ Kein Kunde ]&quot;;COM.MICROSOFT.CONCAT([.B47];&quot;, &quot;;[.A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]=&quot;&quot;;&quot;[ Kein Kunde ]&quot;;COM.MICROSOFT.CONCAT([.B48];&quot;, &quot;;[.A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]=&quot;&quot;;&quot;[ Kein Kunde ]&quot;;COM.MICROSOFT.CONCAT([.B49];&quot;, &quot;;[.A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0]=&quot;&quot;;&quot;[ Kein Kunde ]&quot;;COM.MICROSOFT.CONCAT([.B50];&quot;, &quot;;[.A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1]=&quot;&quot;;&quot;[ Kein Kunde ]&quot;;COM.MICROSOFT.CONCAT([.B51];&quot;, &quot;;[.A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2]=&quot;&quot;;&quot;[ Kein Kunde ]&quot;;COM.MICROSOFT.CONCAT([.B52];&quot;, &quot;;[.A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3]=&quot;&quot;;&quot;[ Kein Kunde ]&quot;;COM.MICROSOFT.CONCAT([.B53];&quot;, &quot;;[.A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4]=&quot;&quot;;&quot;[ Kein Kunde ]&quot;;COM.MICROSOFT.CONCAT([.B54];&quot;, &quot;;[.A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5]=&quot;&quot;;&quot;[ Kein Kunde ]&quot;;COM.MICROSOFT.CONCAT([.B55];&quot;, &quot;;[.A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6]=&quot;&quot;;&quot;[ Kein Kunde ]&quot;;COM.MICROSOFT.CONCAT([.B56];&quot;, &quot;;[.A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7]=&quot;&quot;;&quot;[ Kein Kunde ]&quot;;COM.MICROSOFT.CONCAT([.B57];&quot;, &quot;;[.A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8]=&quot;&quot;;&quot;[ Kein Kunde ]&quot;;COM.MICROSOFT.CONCAT([.B58];&quot;, &quot;;[.A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9]=&quot;&quot;;&quot;[ Kein Kunde ]&quot;;COM.MICROSOFT.CONCAT([.B59];&quot;, &quot;;[.A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0]=&quot;&quot;;&quot;[ Kein Kunde ]&quot;;COM.MICROSOFT.CONCAT([.B60];&quot;, &quot;;[.A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1]=&quot;&quot;;&quot;[ Kein Kunde ]&quot;;COM.MICROSOFT.CONCAT([.B61];&quot;, &quot;;[.A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2]=&quot;&quot;;&quot;[ Kein Kunde ]&quot;;COM.MICROSOFT.CONCAT([.B62];&quot;, &quot;;[.A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3]=&quot;&quot;;&quot;[ Kein Kunde ]&quot;;COM.MICROSOFT.CONCAT([.B63];&quot;, &quot;;[.A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4]=&quot;&quot;;&quot;[ Kein Kunde ]&quot;;COM.MICROSOFT.CONCAT([.B64];&quot;, &quot;;[.A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5]=&quot;&quot;;&quot;[ Kein Kunde ]&quot;;COM.MICROSOFT.CONCAT([.B65];&quot;, &quot;;[.A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6]=&quot;&quot;;&quot;[ Kein Kunde ]&quot;;COM.MICROSOFT.CONCAT([.B66];&quot;, &quot;;[.A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7]=&quot;&quot;;&quot;[ Kein Kunde ]&quot;;COM.MICROSOFT.CONCAT([.B67];&quot;, &quot;;[.A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8]=&quot;&quot;;&quot;[ Kein Kunde ]&quot;;COM.MICROSOFT.CONCAT([.B68];&quot;, &quot;;[.A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9]=&quot;&quot;;&quot;[ Kein Kunde ]&quot;;COM.MICROSOFT.CONCAT([.B69];&quot;, &quot;;[.A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0]=&quot;&quot;;&quot;[ Kein Kunde ]&quot;;COM.MICROSOFT.CONCAT([.B70];&quot;, &quot;;[.A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1]=&quot;&quot;;&quot;[ Kein Kunde ]&quot;;COM.MICROSOFT.CONCAT([.B71];&quot;, &quot;;[.A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2]=&quot;&quot;;&quot;[ Kein Kunde ]&quot;;COM.MICROSOFT.CONCAT([.B72];&quot;, &quot;;[.A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3]=&quot;&quot;;&quot;[ Kein Kunde ]&quot;;COM.MICROSOFT.CONCAT([.B73];&quot;, &quot;;[.A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4]=&quot;&quot;;&quot;[ Kein Kunde ]&quot;;COM.MICROSOFT.CONCAT([.B74];&quot;, &quot;;[.A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5]=&quot;&quot;;&quot;[ Kein Kunde ]&quot;;COM.MICROSOFT.CONCAT([.B75];&quot;, &quot;;[.A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6]=&quot;&quot;;&quot;[ Kein Kunde ]&quot;;COM.MICROSOFT.CONCAT([.B76];&quot;, &quot;;[.A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7]=&quot;&quot;;&quot;[ Kein Kunde ]&quot;;COM.MICROSOFT.CONCAT([.B77];&quot;, &quot;;[.A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8]=&quot;&quot;;&quot;[ Kein Kunde ]&quot;;COM.MICROSOFT.CONCAT([.B78];&quot;, &quot;;[.A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9]=&quot;&quot;;&quot;[ Kein Kunde ]&quot;;COM.MICROSOFT.CONCAT([.B79];&quot;, &quot;;[.A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0]=&quot;&quot;;&quot;[ Kein Kunde ]&quot;;COM.MICROSOFT.CONCAT([.B80];&quot;, &quot;;[.A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1]=&quot;&quot;;&quot;[ Kein Kunde ]&quot;;COM.MICROSOFT.CONCAT([.B81];&quot;, &quot;;[.A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2]=&quot;&quot;;&quot;[ Kein Kunde ]&quot;;COM.MICROSOFT.CONCAT([.B82];&quot;, &quot;;[.A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3]=&quot;&quot;;&quot;[ Kein Kunde ]&quot;;COM.MICROSOFT.CONCAT([.B83];&quot;, &quot;;[.A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4]=&quot;&quot;;&quot;[ Kein Kunde ]&quot;;COM.MICROSOFT.CONCAT([.B84];&quot;, &quot;;[.A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5]=&quot;&quot;;&quot;[ Kein Kunde ]&quot;;COM.MICROSOFT.CONCAT([.B85];&quot;, &quot;;[.A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6]=&quot;&quot;;&quot;[ Kein Kunde ]&quot;;COM.MICROSOFT.CONCAT([.B86];&quot;, &quot;;[.A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7]=&quot;&quot;;&quot;[ Kein Kunde ]&quot;;COM.MICROSOFT.CONCAT([.B87];&quot;, &quot;;[.A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8]=&quot;&quot;;&quot;[ Kein Kunde ]&quot;;COM.MICROSOFT.CONCAT([.B88];&quot;, &quot;;[.A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9]=&quot;&quot;;&quot;[ Kein Kunde ]&quot;;COM.MICROSOFT.CONCAT([.B89];&quot;, &quot;;[.A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0]=&quot;&quot;;&quot;[ Kein Kunde ]&quot;;COM.MICROSOFT.CONCAT([.B90];&quot;, &quot;;[.A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1]=&quot;&quot;;&quot;[ Kein Kunde ]&quot;;COM.MICROSOFT.CONCAT([.B91];&quot;, &quot;;[.A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2]=&quot;&quot;;&quot;[ Kein Kunde ]&quot;;COM.MICROSOFT.CONCAT([.B92];&quot;, &quot;;[.A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3]=&quot;&quot;;&quot;[ Kein Kunde ]&quot;;COM.MICROSOFT.CONCAT([.B93];&quot;, &quot;;[.A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4]=&quot;&quot;;&quot;[ Kein Kunde ]&quot;;COM.MICROSOFT.CONCAT([.B94];&quot;, &quot;;[.A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5]=&quot;&quot;;&quot;[ Kein Kunde ]&quot;;COM.MICROSOFT.CONCAT([.B95];&quot;, &quot;;[.A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6]=&quot;&quot;;&quot;[ Kein Kunde ]&quot;;COM.MICROSOFT.CONCAT([.B96];&quot;, &quot;;[.A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7]=&quot;&quot;;&quot;[ Kein Kunde ]&quot;;COM.MICROSOFT.CONCAT([.B97];&quot;, &quot;;[.A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8]=&quot;&quot;;&quot;[ Kein Kunde ]&quot;;COM.MICROSOFT.CONCAT([.B98];&quot;, &quot;;[.A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9]=&quot;&quot;;&quot;[ Kein Kunde ]&quot;;COM.MICROSOFT.CONCAT([.B99];&quot;, &quot;;[.A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0]=&quot;&quot;;&quot;[ Kein Kunde ]&quot;;COM.MICROSOFT.CONCAT([.B100];&quot;, &quot;;[.A1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1]=&quot;&quot;;&quot;[ Kein Kunde ]&quot;;COM.MICROSOFT.CONCAT([.B101];&quot;, &quot;;[.A1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2]=&quot;&quot;;&quot;[ Kein Kunde ]&quot;;COM.MICROSOFT.CONCAT([.B102];&quot;, &quot;;[.A1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3]=&quot;&quot;;&quot;[ Kein Kunde ]&quot;;COM.MICROSOFT.CONCAT([.B103];&quot;, &quot;;[.A1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4]=&quot;&quot;;&quot;[ Kein Kunde ]&quot;;COM.MICROSOFT.CONCAT([.B104];&quot;, &quot;;[.A1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5]=&quot;&quot;;&quot;[ Kein Kunde ]&quot;;COM.MICROSOFT.CONCAT([.B105];&quot;, &quot;;[.A1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6]=&quot;&quot;;&quot;[ Kein Kunde ]&quot;;COM.MICROSOFT.CONCAT([.B106];&quot;, &quot;;[.A1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7]=&quot;&quot;;&quot;[ Kein Kunde ]&quot;;COM.MICROSOFT.CONCAT([.B107];&quot;, &quot;;[.A1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8]=&quot;&quot;;&quot;[ Kein Kunde ]&quot;;COM.MICROSOFT.CONCAT([.B108];&quot;, &quot;;[.A1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9]=&quot;&quot;;&quot;[ Kein Kunde ]&quot;;COM.MICROSOFT.CONCAT([.B109];&quot;, &quot;;[.A1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0]=&quot;&quot;;&quot;[ Kein Kunde ]&quot;;COM.MICROSOFT.CONCAT([.B110];&quot;, &quot;;[.A1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1]=&quot;&quot;;&quot;[ Kein Kunde ]&quot;;COM.MICROSOFT.CONCAT([.B111];&quot;, &quot;;[.A1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2]=&quot;&quot;;&quot;[ Kein Kunde ]&quot;;COM.MICROSOFT.CONCAT([.B112];&quot;, &quot;;[.A1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3]=&quot;&quot;;&quot;[ Kein Kunde ]&quot;;COM.MICROSOFT.CONCAT([.B113];&quot;, &quot;;[.A1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4]=&quot;&quot;;&quot;[ Kein Kunde ]&quot;;COM.MICROSOFT.CONCAT([.B114];&quot;, &quot;;[.A1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5]=&quot;&quot;;&quot;[ Kein Kunde ]&quot;;COM.MICROSOFT.CONCAT([.B115];&quot;, &quot;;[.A1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6]=&quot;&quot;;&quot;[ Kein Kunde ]&quot;;COM.MICROSOFT.CONCAT([.B116];&quot;, &quot;;[.A1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7]=&quot;&quot;;&quot;[ Kein Kunde ]&quot;;COM.MICROSOFT.CONCAT([.B117];&quot;, &quot;;[.A1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8]=&quot;&quot;;&quot;[ Kein Kunde ]&quot;;COM.MICROSOFT.CONCAT([.B118];&quot;, &quot;;[.A1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9]=&quot;&quot;;&quot;[ Kein Kunde ]&quot;;COM.MICROSOFT.CONCAT([.B119];&quot;, &quot;;[.A1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0]=&quot;&quot;;&quot;[ Kein Kunde ]&quot;;COM.MICROSOFT.CONCAT([.B120];&quot;, &quot;;[.A1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1]=&quot;&quot;;&quot;[ Kein Kunde ]&quot;;COM.MICROSOFT.CONCAT([.B121];&quot;, &quot;;[.A1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2]=&quot;&quot;;&quot;[ Kein Kunde ]&quot;;COM.MICROSOFT.CONCAT([.B122];&quot;, &quot;;[.A1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3]=&quot;&quot;;&quot;[ Kein Kunde ]&quot;;COM.MICROSOFT.CONCAT([.B123];&quot;, &quot;;[.A1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4]=&quot;&quot;;&quot;[ Kein Kunde ]&quot;;COM.MICROSOFT.CONCAT([.B124];&quot;, &quot;;[.A1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5]=&quot;&quot;;&quot;[ Kein Kunde ]&quot;;COM.MICROSOFT.CONCAT([.B125];&quot;, &quot;;[.A1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6]=&quot;&quot;;&quot;[ Kein Kunde ]&quot;;COM.MICROSOFT.CONCAT([.B126];&quot;, &quot;;[.A1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7]=&quot;&quot;;&quot;[ Kein Kunde ]&quot;;COM.MICROSOFT.CONCAT([.B127];&quot;, &quot;;[.A1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8]=&quot;&quot;;&quot;[ Kein Kunde ]&quot;;COM.MICROSOFT.CONCAT([.B128];&quot;, &quot;;[.A1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9]=&quot;&quot;;&quot;[ Kein Kunde ]&quot;;COM.MICROSOFT.CONCAT([.B129];&quot;, &quot;;[.A1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0]=&quot;&quot;;&quot;[ Kein Kunde ]&quot;;COM.MICROSOFT.CONCAT([.B130];&quot;, &quot;;[.A1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1]=&quot;&quot;;&quot;[ Kein Kunde ]&quot;;COM.MICROSOFT.CONCAT([.B131];&quot;, &quot;;[.A1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2]=&quot;&quot;;&quot;[ Kein Kunde ]&quot;;COM.MICROSOFT.CONCAT([.B132];&quot;, &quot;;[.A1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3]=&quot;&quot;;&quot;[ Kein Kunde ]&quot;;COM.MICROSOFT.CONCAT([.B133];&quot;, &quot;;[.A1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4]=&quot;&quot;;&quot;[ Kein Kunde ]&quot;;COM.MICROSOFT.CONCAT([.B134];&quot;, &quot;;[.A1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5]=&quot;&quot;;&quot;[ Kein Kunde ]&quot;;COM.MICROSOFT.CONCAT([.B135];&quot;, &quot;;[.A1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6]=&quot;&quot;;&quot;[ Kein Kunde ]&quot;;COM.MICROSOFT.CONCAT([.B136];&quot;, &quot;;[.A1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7]=&quot;&quot;;&quot;[ Kein Kunde ]&quot;;COM.MICROSOFT.CONCAT([.B137];&quot;, &quot;;[.A1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8]=&quot;&quot;;&quot;[ Kein Kunde ]&quot;;COM.MICROSOFT.CONCAT([.B138];&quot;, &quot;;[.A1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9]=&quot;&quot;;&quot;[ Kein Kunde ]&quot;;COM.MICROSOFT.CONCAT([.B139];&quot;, &quot;;[.A1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0]=&quot;&quot;;&quot;[ Kein Kunde ]&quot;;COM.MICROSOFT.CONCAT([.B140];&quot;, &quot;;[.A1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1]=&quot;&quot;;&quot;[ Kein Kunde ]&quot;;COM.MICROSOFT.CONCAT([.B141];&quot;, &quot;;[.A1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2]=&quot;&quot;;&quot;[ Kein Kunde ]&quot;;COM.MICROSOFT.CONCAT([.B142];&quot;, &quot;;[.A1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3]=&quot;&quot;;&quot;[ Kein Kunde ]&quot;;COM.MICROSOFT.CONCAT([.B143];&quot;, &quot;;[.A1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4]=&quot;&quot;;&quot;[ Kein Kunde ]&quot;;COM.MICROSOFT.CONCAT([.B144];&quot;, &quot;;[.A1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5]=&quot;&quot;;&quot;[ Kein Kunde ]&quot;;COM.MICROSOFT.CONCAT([.B145];&quot;, &quot;;[.A1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6]=&quot;&quot;;&quot;[ Kein Kunde ]&quot;;COM.MICROSOFT.CONCAT([.B146];&quot;, &quot;;[.A1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7]=&quot;&quot;;&quot;[ Kein Kunde ]&quot;;COM.MICROSOFT.CONCAT([.B147];&quot;, &quot;;[.A1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8]=&quot;&quot;;&quot;[ Kein Kunde ]&quot;;COM.MICROSOFT.CONCAT([.B148];&quot;, &quot;;[.A1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9]=&quot;&quot;;&quot;[ Kein Kunde ]&quot;;COM.MICROSOFT.CONCAT([.B149];&quot;, &quot;;[.A1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0]=&quot;&quot;;&quot;[ Kein Kunde ]&quot;;COM.MICROSOFT.CONCAT([.B150];&quot;, &quot;;[.A1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1]=&quot;&quot;;&quot;[ Kein Kunde ]&quot;;COM.MICROSOFT.CONCAT([.B151];&quot;, &quot;;[.A1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2]=&quot;&quot;;&quot;[ Kein Kunde ]&quot;;COM.MICROSOFT.CONCAT([.B152];&quot;, &quot;;[.A1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3]=&quot;&quot;;&quot;[ Kein Kunde ]&quot;;COM.MICROSOFT.CONCAT([.B153];&quot;, &quot;;[.A1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4]=&quot;&quot;;&quot;[ Kein Kunde ]&quot;;COM.MICROSOFT.CONCAT([.B154];&quot;, &quot;;[.A1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5]=&quot;&quot;;&quot;[ Kein Kunde ]&quot;;COM.MICROSOFT.CONCAT([.B155];&quot;, &quot;;[.A1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6]=&quot;&quot;;&quot;[ Kein Kunde ]&quot;;COM.MICROSOFT.CONCAT([.B156];&quot;, &quot;;[.A1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7]=&quot;&quot;;&quot;[ Kein Kunde ]&quot;;COM.MICROSOFT.CONCAT([.B157];&quot;, &quot;;[.A1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8]=&quot;&quot;;&quot;[ Kein Kunde ]&quot;;COM.MICROSOFT.CONCAT([.B158];&quot;, &quot;;[.A1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9]=&quot;&quot;;&quot;[ Kein Kunde ]&quot;;COM.MICROSOFT.CONCAT([.B159];&quot;, &quot;;[.A1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0]=&quot;&quot;;&quot;[ Kein Kunde ]&quot;;COM.MICROSOFT.CONCAT([.B160];&quot;, &quot;;[.A1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1]=&quot;&quot;;&quot;[ Kein Kunde ]&quot;;COM.MICROSOFT.CONCAT([.B161];&quot;, &quot;;[.A1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2]=&quot;&quot;;&quot;[ Kein Kunde ]&quot;;COM.MICROSOFT.CONCAT([.B162];&quot;, &quot;;[.A1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3]=&quot;&quot;;&quot;[ Kein Kunde ]&quot;;COM.MICROSOFT.CONCAT([.B163];&quot;, &quot;;[.A1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4]=&quot;&quot;;&quot;[ Kein Kunde ]&quot;;COM.MICROSOFT.CONCAT([.B164];&quot;, &quot;;[.A1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5]=&quot;&quot;;&quot;[ Kein Kunde ]&quot;;COM.MICROSOFT.CONCAT([.B165];&quot;, &quot;;[.A1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6]=&quot;&quot;;&quot;[ Kein Kunde ]&quot;;COM.MICROSOFT.CONCAT([.B166];&quot;, &quot;;[.A1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7]=&quot;&quot;;&quot;[ Kein Kunde ]&quot;;COM.MICROSOFT.CONCAT([.B167];&quot;, &quot;;[.A1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8]=&quot;&quot;;&quot;[ Kein Kunde ]&quot;;COM.MICROSOFT.CONCAT([.B168];&quot;, &quot;;[.A1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9]=&quot;&quot;;&quot;[ Kein Kunde ]&quot;;COM.MICROSOFT.CONCAT([.B169];&quot;, &quot;;[.A1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0]=&quot;&quot;;&quot;[ Kein Kunde ]&quot;;COM.MICROSOFT.CONCAT([.B170];&quot;, &quot;;[.A1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1]=&quot;&quot;;&quot;[ Kein Kunde ]&quot;;COM.MICROSOFT.CONCAT([.B171];&quot;, &quot;;[.A1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2]=&quot;&quot;;&quot;[ Kein Kunde ]&quot;;COM.MICROSOFT.CONCAT([.B172];&quot;, &quot;;[.A1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3]=&quot;&quot;;&quot;[ Kein Kunde ]&quot;;COM.MICROSOFT.CONCAT([.B173];&quot;, &quot;;[.A1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4]=&quot;&quot;;&quot;[ Kein Kunde ]&quot;;COM.MICROSOFT.CONCAT([.B174];&quot;, &quot;;[.A1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5]=&quot;&quot;;&quot;[ Kein Kunde ]&quot;;COM.MICROSOFT.CONCAT([.B175];&quot;, &quot;;[.A1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6]=&quot;&quot;;&quot;[ Kein Kunde ]&quot;;COM.MICROSOFT.CONCAT([.B176];&quot;, &quot;;[.A1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7]=&quot;&quot;;&quot;[ Kein Kunde ]&quot;;COM.MICROSOFT.CONCAT([.B177];&quot;, &quot;;[.A1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8]=&quot;&quot;;&quot;[ Kein Kunde ]&quot;;COM.MICROSOFT.CONCAT([.B178];&quot;, &quot;;[.A1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9]=&quot;&quot;;&quot;[ Kein Kunde ]&quot;;COM.MICROSOFT.CONCAT([.B179];&quot;, &quot;;[.A1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0]=&quot;&quot;;&quot;[ Kein Kunde ]&quot;;COM.MICROSOFT.CONCAT([.B180];&quot;, &quot;;[.A1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1]=&quot;&quot;;&quot;[ Kein Kunde ]&quot;;COM.MICROSOFT.CONCAT([.B181];&quot;, &quot;;[.A1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2]=&quot;&quot;;&quot;[ Kein Kunde ]&quot;;COM.MICROSOFT.CONCAT([.B182];&quot;, &quot;;[.A1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3]=&quot;&quot;;&quot;[ Kein Kunde ]&quot;;COM.MICROSOFT.CONCAT([.B183];&quot;, &quot;;[.A1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4]=&quot;&quot;;&quot;[ Kein Kunde ]&quot;;COM.MICROSOFT.CONCAT([.B184];&quot;, &quot;;[.A1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5]=&quot;&quot;;&quot;[ Kein Kunde ]&quot;;COM.MICROSOFT.CONCAT([.B185];&quot;, &quot;;[.A1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6]=&quot;&quot;;&quot;[ Kein Kunde ]&quot;;COM.MICROSOFT.CONCAT([.B186];&quot;, &quot;;[.A1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7]=&quot;&quot;;&quot;[ Kein Kunde ]&quot;;COM.MICROSOFT.CONCAT([.B187];&quot;, &quot;;[.A1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8]=&quot;&quot;;&quot;[ Kein Kunde ]&quot;;COM.MICROSOFT.CONCAT([.B188];&quot;, &quot;;[.A1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9]=&quot;&quot;;&quot;[ Kein Kunde ]&quot;;COM.MICROSOFT.CONCAT([.B189];&quot;, &quot;;[.A1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0]=&quot;&quot;;&quot;[ Kein Kunde ]&quot;;COM.MICROSOFT.CONCAT([.B190];&quot;, &quot;;[.A1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1]=&quot;&quot;;&quot;[ Kein Kunde ]&quot;;COM.MICROSOFT.CONCAT([.B191];&quot;, &quot;;[.A1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2]=&quot;&quot;;&quot;[ Kein Kunde ]&quot;;COM.MICROSOFT.CONCAT([.B192];&quot;, &quot;;[.A1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3]=&quot;&quot;;&quot;[ Kein Kunde ]&quot;;COM.MICROSOFT.CONCAT([.B193];&quot;, &quot;;[.A1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4]=&quot;&quot;;&quot;[ Kein Kunde ]&quot;;COM.MICROSOFT.CONCAT([.B194];&quot;, &quot;;[.A1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5]=&quot;&quot;;&quot;[ Kein Kunde ]&quot;;COM.MICROSOFT.CONCAT([.B195];&quot;, &quot;;[.A1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6]=&quot;&quot;;&quot;[ Kein Kunde ]&quot;;COM.MICROSOFT.CONCAT([.B196];&quot;, &quot;;[.A1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7]=&quot;&quot;;&quot;[ Kein Kunde ]&quot;;COM.MICROSOFT.CONCAT([.B197];&quot;, &quot;;[.A1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8]=&quot;&quot;;&quot;[ Kein Kunde ]&quot;;COM.MICROSOFT.CONCAT([.B198];&quot;, &quot;;[.A1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9]=&quot;&quot;;&quot;[ Kein Kunde ]&quot;;COM.MICROSOFT.CONCAT([.B199];&quot;, &quot;;[.A1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0]=&quot;&quot;;&quot;[ Kein Kunde ]&quot;;COM.MICROSOFT.CONCAT([.B200];&quot;, &quot;;[.A2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1]=&quot;&quot;;&quot;[ Kein Kunde ]&quot;;COM.MICROSOFT.CONCAT([.B201];&quot;, &quot;;[.A2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2]=&quot;&quot;;&quot;[ Kein Kunde ]&quot;;COM.MICROSOFT.CONCAT([.B202];&quot;, &quot;;[.A2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3]=&quot;&quot;;&quot;[ Kein Kunde ]&quot;;COM.MICROSOFT.CONCAT([.B203];&quot;, &quot;;[.A2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4]=&quot;&quot;;&quot;[ Kein Kunde ]&quot;;COM.MICROSOFT.CONCAT([.B204];&quot;, &quot;;[.A2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5]=&quot;&quot;;&quot;[ Kein Kunde ]&quot;;COM.MICROSOFT.CONCAT([.B205];&quot;, &quot;;[.A2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6]=&quot;&quot;;&quot;[ Kein Kunde ]&quot;;COM.MICROSOFT.CONCAT([.B206];&quot;, &quot;;[.A2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7]=&quot;&quot;;&quot;[ Kein Kunde ]&quot;;COM.MICROSOFT.CONCAT([.B207];&quot;, &quot;;[.A2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8]=&quot;&quot;;&quot;[ Kein Kunde ]&quot;;COM.MICROSOFT.CONCAT([.B208];&quot;, &quot;;[.A2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9]=&quot;&quot;;&quot;[ Kein Kunde ]&quot;;COM.MICROSOFT.CONCAT([.B209];&quot;, &quot;;[.A2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0]=&quot;&quot;;&quot;[ Kein Kunde ]&quot;;COM.MICROSOFT.CONCAT([.B210];&quot;, &quot;;[.A2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1]=&quot;&quot;;&quot;[ Kein Kunde ]&quot;;COM.MICROSOFT.CONCAT([.B211];&quot;, &quot;;[.A2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2]=&quot;&quot;;&quot;[ Kein Kunde ]&quot;;COM.MICROSOFT.CONCAT([.B212];&quot;, &quot;;[.A2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3]=&quot;&quot;;&quot;[ Kein Kunde ]&quot;;COM.MICROSOFT.CONCAT([.B213];&quot;, &quot;;[.A2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4]=&quot;&quot;;&quot;[ Kein Kunde ]&quot;;COM.MICROSOFT.CONCAT([.B214];&quot;, &quot;;[.A2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5]=&quot;&quot;;&quot;[ Kein Kunde ]&quot;;COM.MICROSOFT.CONCAT([.B215];&quot;, &quot;;[.A2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6]=&quot;&quot;;&quot;[ Kein Kunde ]&quot;;COM.MICROSOFT.CONCAT([.B216];&quot;, &quot;;[.A2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7]=&quot;&quot;;&quot;[ Kein Kunde ]&quot;;COM.MICROSOFT.CONCAT([.B217];&quot;, &quot;;[.A2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8]=&quot;&quot;;&quot;[ Kein Kunde ]&quot;;COM.MICROSOFT.CONCAT([.B218];&quot;, &quot;;[.A2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9]=&quot;&quot;;&quot;[ Kein Kunde ]&quot;;COM.MICROSOFT.CONCAT([.B219];&quot;, &quot;;[.A2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0]=&quot;&quot;;&quot;[ Kein Kunde ]&quot;;COM.MICROSOFT.CONCAT([.B220];&quot;, &quot;;[.A2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1]=&quot;&quot;;&quot;[ Kein Kunde ]&quot;;COM.MICROSOFT.CONCAT([.B221];&quot;, &quot;;[.A2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2]=&quot;&quot;;&quot;[ Kein Kunde ]&quot;;COM.MICROSOFT.CONCAT([.B222];&quot;, &quot;;[.A2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3]=&quot;&quot;;&quot;[ Kein Kunde ]&quot;;COM.MICROSOFT.CONCAT([.B223];&quot;, &quot;;[.A2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4]=&quot;&quot;;&quot;[ Kein Kunde ]&quot;;COM.MICROSOFT.CONCAT([.B224];&quot;, &quot;;[.A2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5]=&quot;&quot;;&quot;[ Kein Kunde ]&quot;;COM.MICROSOFT.CONCAT([.B225];&quot;, &quot;;[.A2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6]=&quot;&quot;;&quot;[ Kein Kunde ]&quot;;COM.MICROSOFT.CONCAT([.B226];&quot;, &quot;;[.A2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7]=&quot;&quot;;&quot;[ Kein Kunde ]&quot;;COM.MICROSOFT.CONCAT([.B227];&quot;, &quot;;[.A2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8]=&quot;&quot;;&quot;[ Kein Kunde ]&quot;;COM.MICROSOFT.CONCAT([.B228];&quot;, &quot;;[.A2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9]=&quot;&quot;;&quot;[ Kein Kunde ]&quot;;COM.MICROSOFT.CONCAT([.B229];&quot;, &quot;;[.A2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0]=&quot;&quot;;&quot;[ Kein Kunde ]&quot;;COM.MICROSOFT.CONCAT([.B230];&quot;, &quot;;[.A2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1]=&quot;&quot;;&quot;[ Kein Kunde ]&quot;;COM.MICROSOFT.CONCAT([.B231];&quot;, &quot;;[.A2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2]=&quot;&quot;;&quot;[ Kein Kunde ]&quot;;COM.MICROSOFT.CONCAT([.B232];&quot;, &quot;;[.A2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3]=&quot;&quot;;&quot;[ Kein Kunde ]&quot;;COM.MICROSOFT.CONCAT([.B233];&quot;, &quot;;[.A2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4]=&quot;&quot;;&quot;[ Kein Kunde ]&quot;;COM.MICROSOFT.CONCAT([.B234];&quot;, &quot;;[.A2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5]=&quot;&quot;;&quot;[ Kein Kunde ]&quot;;COM.MICROSOFT.CONCAT([.B235];&quot;, &quot;;[.A2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6]=&quot;&quot;;&quot;[ Kein Kunde ]&quot;;COM.MICROSOFT.CONCAT([.B236];&quot;, &quot;;[.A2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7]=&quot;&quot;;&quot;[ Kein Kunde ]&quot;;COM.MICROSOFT.CONCAT([.B237];&quot;, &quot;;[.A2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8]=&quot;&quot;;&quot;[ Kein Kunde ]&quot;;COM.MICROSOFT.CONCAT([.B238];&quot;, &quot;;[.A2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9]=&quot;&quot;;&quot;[ Kein Kunde ]&quot;;COM.MICROSOFT.CONCAT([.B239];&quot;, &quot;;[.A2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0]=&quot;&quot;;&quot;[ Kein Kunde ]&quot;;COM.MICROSOFT.CONCAT([.B240];&quot;, &quot;;[.A2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1]=&quot;&quot;;&quot;[ Kein Kunde ]&quot;;COM.MICROSOFT.CONCAT([.B241];&quot;, &quot;;[.A2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2]=&quot;&quot;;&quot;[ Kein Kunde ]&quot;;COM.MICROSOFT.CONCAT([.B242];&quot;, &quot;;[.A2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3]=&quot;&quot;;&quot;[ Kein Kunde ]&quot;;COM.MICROSOFT.CONCAT([.B243];&quot;, &quot;;[.A2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4]=&quot;&quot;;&quot;[ Kein Kunde ]&quot;;COM.MICROSOFT.CONCAT([.B244];&quot;, &quot;;[.A2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5]=&quot;&quot;;&quot;[ Kein Kunde ]&quot;;COM.MICROSOFT.CONCAT([.B245];&quot;, &quot;;[.A2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6]=&quot;&quot;;&quot;[ Kein Kunde ]&quot;;COM.MICROSOFT.CONCAT([.B246];&quot;, &quot;;[.A2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7]=&quot;&quot;;&quot;[ Kein Kunde ]&quot;;COM.MICROSOFT.CONCAT([.B247];&quot;, &quot;;[.A2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8]=&quot;&quot;;&quot;[ Kein Kunde ]&quot;;COM.MICROSOFT.CONCAT([.B248];&quot;, &quot;;[.A2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9]=&quot;&quot;;&quot;[ Kein Kunde ]&quot;;COM.MICROSOFT.CONCAT([.B249];&quot;, &quot;;[.A2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0]=&quot;&quot;;&quot;[ Kein Kunde ]&quot;;COM.MICROSOFT.CONCAT([.B250];&quot;, &quot;;[.A2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1]=&quot;&quot;;&quot;[ Kein Kunde ]&quot;;COM.MICROSOFT.CONCAT([.B251];&quot;, &quot;;[.A2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2]=&quot;&quot;;&quot;[ Kein Kunde ]&quot;;COM.MICROSOFT.CONCAT([.B252];&quot;, &quot;;[.A2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3]=&quot;&quot;;&quot;[ Kein Kunde ]&quot;;COM.MICROSOFT.CONCAT([.B253];&quot;, &quot;;[.A2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4]=&quot;&quot;;&quot;[ Kein Kunde ]&quot;;COM.MICROSOFT.CONCAT([.B254];&quot;, &quot;;[.A2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5]=&quot;&quot;;&quot;[ Kein Kunde ]&quot;;COM.MICROSOFT.CONCAT([.B255];&quot;, &quot;;[.A2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6]=&quot;&quot;;&quot;[ Kein Kunde ]&quot;;COM.MICROSOFT.CONCAT([.B256];&quot;, &quot;;[.A2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7]=&quot;&quot;;&quot;[ Kein Kunde ]&quot;;COM.MICROSOFT.CONCAT([.B257];&quot;, &quot;;[.A2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8]=&quot;&quot;;&quot;[ Kein Kunde ]&quot;;COM.MICROSOFT.CONCAT([.B258];&quot;, &quot;;[.A2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9]=&quot;&quot;;&quot;[ Kein Kunde ]&quot;;COM.MICROSOFT.CONCAT([.B259];&quot;, &quot;;[.A2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0]=&quot;&quot;;&quot;[ Kein Kunde ]&quot;;COM.MICROSOFT.CONCAT([.B260];&quot;, &quot;;[.A2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1]=&quot;&quot;;&quot;[ Kein Kunde ]&quot;;COM.MICROSOFT.CONCAT([.B261];&quot;, &quot;;[.A2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2]=&quot;&quot;;&quot;[ Kein Kunde ]&quot;;COM.MICROSOFT.CONCAT([.B262];&quot;, &quot;;[.A2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3]=&quot;&quot;;&quot;[ Kein Kunde ]&quot;;COM.MICROSOFT.CONCAT([.B263];&quot;, &quot;;[.A2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4]=&quot;&quot;;&quot;[ Kein Kunde ]&quot;;COM.MICROSOFT.CONCAT([.B264];&quot;, &quot;;[.A2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5]=&quot;&quot;;&quot;[ Kein Kunde ]&quot;;COM.MICROSOFT.CONCAT([.B265];&quot;, &quot;;[.A2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6]=&quot;&quot;;&quot;[ Kein Kunde ]&quot;;COM.MICROSOFT.CONCAT([.B266];&quot;, &quot;;[.A2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7]=&quot;&quot;;&quot;[ Kein Kunde ]&quot;;COM.MICROSOFT.CONCAT([.B267];&quot;, &quot;;[.A2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8]=&quot;&quot;;&quot;[ Kein Kunde ]&quot;;COM.MICROSOFT.CONCAT([.B268];&quot;, &quot;;[.A2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9]=&quot;&quot;;&quot;[ Kein Kunde ]&quot;;COM.MICROSOFT.CONCAT([.B269];&quot;, &quot;;[.A2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0]=&quot;&quot;;&quot;[ Kein Kunde ]&quot;;COM.MICROSOFT.CONCAT([.B270];&quot;, &quot;;[.A2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1]=&quot;&quot;;&quot;[ Kein Kunde ]&quot;;COM.MICROSOFT.CONCAT([.B271];&quot;, &quot;;[.A2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2]=&quot;&quot;;&quot;[ Kein Kunde ]&quot;;COM.MICROSOFT.CONCAT([.B272];&quot;, &quot;;[.A2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3]=&quot;&quot;;&quot;[ Kein Kunde ]&quot;;COM.MICROSOFT.CONCAT([.B273];&quot;, &quot;;[.A2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4]=&quot;&quot;;&quot;[ Kein Kunde ]&quot;;COM.MICROSOFT.CONCAT([.B274];&quot;, &quot;;[.A2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5]=&quot;&quot;;&quot;[ Kein Kunde ]&quot;;COM.MICROSOFT.CONCAT([.B275];&quot;, &quot;;[.A2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6]=&quot;&quot;;&quot;[ Kein Kunde ]&quot;;COM.MICROSOFT.CONCAT([.B276];&quot;, &quot;;[.A2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7]=&quot;&quot;;&quot;[ Kein Kunde ]&quot;;COM.MICROSOFT.CONCAT([.B277];&quot;, &quot;;[.A2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8]=&quot;&quot;;&quot;[ Kein Kunde ]&quot;;COM.MICROSOFT.CONCAT([.B278];&quot;, &quot;;[.A2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9]=&quot;&quot;;&quot;[ Kein Kunde ]&quot;;COM.MICROSOFT.CONCAT([.B279];&quot;, &quot;;[.A2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0]=&quot;&quot;;&quot;[ Kein Kunde ]&quot;;COM.MICROSOFT.CONCAT([.B280];&quot;, &quot;;[.A2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1]=&quot;&quot;;&quot;[ Kein Kunde ]&quot;;COM.MICROSOFT.CONCAT([.B281];&quot;, &quot;;[.A2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2]=&quot;&quot;;&quot;[ Kein Kunde ]&quot;;COM.MICROSOFT.CONCAT([.B282];&quot;, &quot;;[.A2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3]=&quot;&quot;;&quot;[ Kein Kunde ]&quot;;COM.MICROSOFT.CONCAT([.B283];&quot;, &quot;;[.A2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4]=&quot;&quot;;&quot;[ Kein Kunde ]&quot;;COM.MICROSOFT.CONCAT([.B284];&quot;, &quot;;[.A2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5]=&quot;&quot;;&quot;[ Kein Kunde ]&quot;;COM.MICROSOFT.CONCAT([.B285];&quot;, &quot;;[.A2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6]=&quot;&quot;;&quot;[ Kein Kunde ]&quot;;COM.MICROSOFT.CONCAT([.B286];&quot;, &quot;;[.A2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7]=&quot;&quot;;&quot;[ Kein Kunde ]&quot;;COM.MICROSOFT.CONCAT([.B287];&quot;, &quot;;[.A2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8]=&quot;&quot;;&quot;[ Kein Kunde ]&quot;;COM.MICROSOFT.CONCAT([.B288];&quot;, &quot;;[.A2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9]=&quot;&quot;;&quot;[ Kein Kunde ]&quot;;COM.MICROSOFT.CONCAT([.B289];&quot;, &quot;;[.A2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0]=&quot;&quot;;&quot;[ Kein Kunde ]&quot;;COM.MICROSOFT.CONCAT([.B290];&quot;, &quot;;[.A2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1]=&quot;&quot;;&quot;[ Kein Kunde ]&quot;;COM.MICROSOFT.CONCAT([.B291];&quot;, &quot;;[.A2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2]=&quot;&quot;;&quot;[ Kein Kunde ]&quot;;COM.MICROSOFT.CONCAT([.B292];&quot;, &quot;;[.A2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3]=&quot;&quot;;&quot;[ Kein Kunde ]&quot;;COM.MICROSOFT.CONCAT([.B293];&quot;, &quot;;[.A2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4]=&quot;&quot;;&quot;[ Kein Kunde ]&quot;;COM.MICROSOFT.CONCAT([.B294];&quot;, &quot;;[.A2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5]=&quot;&quot;;&quot;[ Kein Kunde ]&quot;;COM.MICROSOFT.CONCAT([.B295];&quot;, &quot;;[.A2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6]=&quot;&quot;;&quot;[ Kein Kunde ]&quot;;COM.MICROSOFT.CONCAT([.B296];&quot;, &quot;;[.A2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7]=&quot;&quot;;&quot;[ Kein Kunde ]&quot;;COM.MICROSOFT.CONCAT([.B297];&quot;, &quot;;[.A2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8]=&quot;&quot;;&quot;[ Kein Kunde ]&quot;;COM.MICROSOFT.CONCAT([.B298];&quot;, &quot;;[.A2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9]=&quot;&quot;;&quot;[ Kein Kunde ]&quot;;COM.MICROSOFT.CONCAT([.B299];&quot;, &quot;;[.A2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0]=&quot;&quot;;&quot;[ Kein Kunde ]&quot;;COM.MICROSOFT.CONCAT([.B300];&quot;, &quot;;[.A3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1]=&quot;&quot;;&quot;[ Kein Kunde ]&quot;;COM.MICROSOFT.CONCAT([.B301];&quot;, &quot;;[.A3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2]=&quot;&quot;;&quot;[ Kein Kunde ]&quot;;COM.MICROSOFT.CONCAT([.B302];&quot;, &quot;;[.A3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3]=&quot;&quot;;&quot;[ Kein Kunde ]&quot;;COM.MICROSOFT.CONCAT([.B303];&quot;, &quot;;[.A3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4]=&quot;&quot;;&quot;[ Kein Kunde ]&quot;;COM.MICROSOFT.CONCAT([.B304];&quot;, &quot;;[.A3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5]=&quot;&quot;;&quot;[ Kein Kunde ]&quot;;COM.MICROSOFT.CONCAT([.B305];&quot;, &quot;;[.A3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6]=&quot;&quot;;&quot;[ Kein Kunde ]&quot;;COM.MICROSOFT.CONCAT([.B306];&quot;, &quot;;[.A3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7]=&quot;&quot;;&quot;[ Kein Kunde ]&quot;;COM.MICROSOFT.CONCAT([.B307];&quot;, &quot;;[.A3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8]=&quot;&quot;;&quot;[ Kein Kunde ]&quot;;COM.MICROSOFT.CONCAT([.B308];&quot;, &quot;;[.A3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9]=&quot;&quot;;&quot;[ Kein Kunde ]&quot;;COM.MICROSOFT.CONCAT([.B309];&quot;, &quot;;[.A3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0]=&quot;&quot;;&quot;[ Kein Kunde ]&quot;;COM.MICROSOFT.CONCAT([.B310];&quot;, &quot;;[.A3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1]=&quot;&quot;;&quot;[ Kein Kunde ]&quot;;COM.MICROSOFT.CONCAT([.B311];&quot;, &quot;;[.A3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2]=&quot;&quot;;&quot;[ Kein Kunde ]&quot;;COM.MICROSOFT.CONCAT([.B312];&quot;, &quot;;[.A3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3]=&quot;&quot;;&quot;[ Kein Kunde ]&quot;;COM.MICROSOFT.CONCAT([.B313];&quot;, &quot;;[.A3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4]=&quot;&quot;;&quot;[ Kein Kunde ]&quot;;COM.MICROSOFT.CONCAT([.B314];&quot;, &quot;;[.A3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5]=&quot;&quot;;&quot;[ Kein Kunde ]&quot;;COM.MICROSOFT.CONCAT([.B315];&quot;, &quot;;[.A3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6]=&quot;&quot;;&quot;[ Kein Kunde ]&quot;;COM.MICROSOFT.CONCAT([.B316];&quot;, &quot;;[.A3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7]=&quot;&quot;;&quot;[ Kein Kunde ]&quot;;COM.MICROSOFT.CONCAT([.B317];&quot;, &quot;;[.A3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8]=&quot;&quot;;&quot;[ Kein Kunde ]&quot;;COM.MICROSOFT.CONCAT([.B318];&quot;, &quot;;[.A3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9]=&quot;&quot;;&quot;[ Kein Kunde ]&quot;;COM.MICROSOFT.CONCAT([.B319];&quot;, &quot;;[.A3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0]=&quot;&quot;;&quot;[ Kein Kunde ]&quot;;COM.MICROSOFT.CONCAT([.B320];&quot;, &quot;;[.A3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1]=&quot;&quot;;&quot;[ Kein Kunde ]&quot;;COM.MICROSOFT.CONCAT([.B321];&quot;, &quot;;[.A3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2]=&quot;&quot;;&quot;[ Kein Kunde ]&quot;;COM.MICROSOFT.CONCAT([.B322];&quot;, &quot;;[.A3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3]=&quot;&quot;;&quot;[ Kein Kunde ]&quot;;COM.MICROSOFT.CONCAT([.B323];&quot;, &quot;;[.A3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4]=&quot;&quot;;&quot;[ Kein Kunde ]&quot;;COM.MICROSOFT.CONCAT([.B324];&quot;, &quot;;[.A3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5]=&quot;&quot;;&quot;[ Kein Kunde ]&quot;;COM.MICROSOFT.CONCAT([.B325];&quot;, &quot;;[.A3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6]=&quot;&quot;;&quot;[ Kein Kunde ]&quot;;COM.MICROSOFT.CONCAT([.B326];&quot;, &quot;;[.A3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7]=&quot;&quot;;&quot;[ Kein Kunde ]&quot;;COM.MICROSOFT.CONCAT([.B327];&quot;, &quot;;[.A3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8]=&quot;&quot;;&quot;[ Kein Kunde ]&quot;;COM.MICROSOFT.CONCAT([.B328];&quot;, &quot;;[.A3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9]=&quot;&quot;;&quot;[ Kein Kunde ]&quot;;COM.MICROSOFT.CONCAT([.B329];&quot;, &quot;;[.A3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0]=&quot;&quot;;&quot;[ Kein Kunde ]&quot;;COM.MICROSOFT.CONCAT([.B330];&quot;, &quot;;[.A3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1]=&quot;&quot;;&quot;[ Kein Kunde ]&quot;;COM.MICROSOFT.CONCAT([.B331];&quot;, &quot;;[.A3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2]=&quot;&quot;;&quot;[ Kein Kunde ]&quot;;COM.MICROSOFT.CONCAT([.B332];&quot;, &quot;;[.A3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3]=&quot;&quot;;&quot;[ Kein Kunde ]&quot;;COM.MICROSOFT.CONCAT([.B333];&quot;, &quot;;[.A3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4]=&quot;&quot;;&quot;[ Kein Kunde ]&quot;;COM.MICROSOFT.CONCAT([.B334];&quot;, &quot;;[.A3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5]=&quot;&quot;;&quot;[ Kein Kunde ]&quot;;COM.MICROSOFT.CONCAT([.B335];&quot;, &quot;;[.A3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6]=&quot;&quot;;&quot;[ Kein Kunde ]&quot;;COM.MICROSOFT.CONCAT([.B336];&quot;, &quot;;[.A3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7]=&quot;&quot;;&quot;[ Kein Kunde ]&quot;;COM.MICROSOFT.CONCAT([.B337];&quot;, &quot;;[.A3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8]=&quot;&quot;;&quot;[ Kein Kunde ]&quot;;COM.MICROSOFT.CONCAT([.B338];&quot;, &quot;;[.A3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9]=&quot;&quot;;&quot;[ Kein Kunde ]&quot;;COM.MICROSOFT.CONCAT([.B339];&quot;, &quot;;[.A3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0]=&quot;&quot;;&quot;[ Kein Kunde ]&quot;;COM.MICROSOFT.CONCAT([.B340];&quot;, &quot;;[.A3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1]=&quot;&quot;;&quot;[ Kein Kunde ]&quot;;COM.MICROSOFT.CONCAT([.B341];&quot;, &quot;;[.A3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2]=&quot;&quot;;&quot;[ Kein Kunde ]&quot;;COM.MICROSOFT.CONCAT([.B342];&quot;, &quot;;[.A3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3]=&quot;&quot;;&quot;[ Kein Kunde ]&quot;;COM.MICROSOFT.CONCAT([.B343];&quot;, &quot;;[.A3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4]=&quot;&quot;;&quot;[ Kein Kunde ]&quot;;COM.MICROSOFT.CONCAT([.B344];&quot;, &quot;;[.A3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5]=&quot;&quot;;&quot;[ Kein Kunde ]&quot;;COM.MICROSOFT.CONCAT([.B345];&quot;, &quot;;[.A3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6]=&quot;&quot;;&quot;[ Kein Kunde ]&quot;;COM.MICROSOFT.CONCAT([.B346];&quot;, &quot;;[.A3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7]=&quot;&quot;;&quot;[ Kein Kunde ]&quot;;COM.MICROSOFT.CONCAT([.B347];&quot;, &quot;;[.A3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8]=&quot;&quot;;&quot;[ Kein Kunde ]&quot;;COM.MICROSOFT.CONCAT([.B348];&quot;, &quot;;[.A3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9]=&quot;&quot;;&quot;[ Kein Kunde ]&quot;;COM.MICROSOFT.CONCAT([.B349];&quot;, &quot;;[.A3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0]=&quot;&quot;;&quot;[ Kein Kunde ]&quot;;COM.MICROSOFT.CONCAT([.B350];&quot;, &quot;;[.A3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1]=&quot;&quot;;&quot;[ Kein Kunde ]&quot;;COM.MICROSOFT.CONCAT([.B351];&quot;, &quot;;[.A3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2]=&quot;&quot;;&quot;[ Kein Kunde ]&quot;;COM.MICROSOFT.CONCAT([.B352];&quot;, &quot;;[.A3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3]=&quot;&quot;;&quot;[ Kein Kunde ]&quot;;COM.MICROSOFT.CONCAT([.B353];&quot;, &quot;;[.A3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4]=&quot;&quot;;&quot;[ Kein Kunde ]&quot;;COM.MICROSOFT.CONCAT([.B354];&quot;, &quot;;[.A3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5]=&quot;&quot;;&quot;[ Kein Kunde ]&quot;;COM.MICROSOFT.CONCAT([.B355];&quot;, &quot;;[.A3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6]=&quot;&quot;;&quot;[ Kein Kunde ]&quot;;COM.MICROSOFT.CONCAT([.B356];&quot;, &quot;;[.A3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7]=&quot;&quot;;&quot;[ Kein Kunde ]&quot;;COM.MICROSOFT.CONCAT([.B357];&quot;, &quot;;[.A3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8]=&quot;&quot;;&quot;[ Kein Kunde ]&quot;;COM.MICROSOFT.CONCAT([.B358];&quot;, &quot;;[.A3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9]=&quot;&quot;;&quot;[ Kein Kunde ]&quot;;COM.MICROSOFT.CONCAT([.B359];&quot;, &quot;;[.A3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0]=&quot;&quot;;&quot;[ Kein Kunde ]&quot;;COM.MICROSOFT.CONCAT([.B360];&quot;, &quot;;[.A3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1]=&quot;&quot;;&quot;[ Kein Kunde ]&quot;;COM.MICROSOFT.CONCAT([.B361];&quot;, &quot;;[.A3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2]=&quot;&quot;;&quot;[ Kein Kunde ]&quot;;COM.MICROSOFT.CONCAT([.B362];&quot;, &quot;;[.A3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3]=&quot;&quot;;&quot;[ Kein Kunde ]&quot;;COM.MICROSOFT.CONCAT([.B363];&quot;, &quot;;[.A3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4]=&quot;&quot;;&quot;[ Kein Kunde ]&quot;;COM.MICROSOFT.CONCAT([.B364];&quot;, &quot;;[.A3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5]=&quot;&quot;;&quot;[ Kein Kunde ]&quot;;COM.MICROSOFT.CONCAT([.B365];&quot;, &quot;;[.A3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6]=&quot;&quot;;&quot;[ Kein Kunde ]&quot;;COM.MICROSOFT.CONCAT([.B366];&quot;, &quot;;[.A3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7]=&quot;&quot;;&quot;[ Kein Kunde ]&quot;;COM.MICROSOFT.CONCAT([.B367];&quot;, &quot;;[.A3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8]=&quot;&quot;;&quot;[ Kein Kunde ]&quot;;COM.MICROSOFT.CONCAT([.B368];&quot;, &quot;;[.A3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9]=&quot;&quot;;&quot;[ Kein Kunde ]&quot;;COM.MICROSOFT.CONCAT([.B369];&quot;, &quot;;[.A3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0]=&quot;&quot;;&quot;[ Kein Kunde ]&quot;;COM.MICROSOFT.CONCAT([.B370];&quot;, &quot;;[.A3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1]=&quot;&quot;;&quot;[ Kein Kunde ]&quot;;COM.MICROSOFT.CONCAT([.B371];&quot;, &quot;;[.A3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2]=&quot;&quot;;&quot;[ Kein Kunde ]&quot;;COM.MICROSOFT.CONCAT([.B372];&quot;, &quot;;[.A3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3]=&quot;&quot;;&quot;[ Kein Kunde ]&quot;;COM.MICROSOFT.CONCAT([.B373];&quot;, &quot;;[.A3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4]=&quot;&quot;;&quot;[ Kein Kunde ]&quot;;COM.MICROSOFT.CONCAT([.B374];&quot;, &quot;;[.A3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5]=&quot;&quot;;&quot;[ Kein Kunde ]&quot;;COM.MICROSOFT.CONCAT([.B375];&quot;, &quot;;[.A3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6]=&quot;&quot;;&quot;[ Kein Kunde ]&quot;;COM.MICROSOFT.CONCAT([.B376];&quot;, &quot;;[.A3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7]=&quot;&quot;;&quot;[ Kein Kunde ]&quot;;COM.MICROSOFT.CONCAT([.B377];&quot;, &quot;;[.A3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8]=&quot;&quot;;&quot;[ Kein Kunde ]&quot;;COM.MICROSOFT.CONCAT([.B378];&quot;, &quot;;[.A3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9]=&quot;&quot;;&quot;[ Kein Kunde ]&quot;;COM.MICROSOFT.CONCAT([.B379];&quot;, &quot;;[.A3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0]=&quot;&quot;;&quot;[ Kein Kunde ]&quot;;COM.MICROSOFT.CONCAT([.B380];&quot;, &quot;;[.A3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1]=&quot;&quot;;&quot;[ Kein Kunde ]&quot;;COM.MICROSOFT.CONCAT([.B381];&quot;, &quot;;[.A3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2]=&quot;&quot;;&quot;[ Kein Kunde ]&quot;;COM.MICROSOFT.CONCAT([.B382];&quot;, &quot;;[.A3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3]=&quot;&quot;;&quot;[ Kein Kunde ]&quot;;COM.MICROSOFT.CONCAT([.B383];&quot;, &quot;;[.A3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4]=&quot;&quot;;&quot;[ Kein Kunde ]&quot;;COM.MICROSOFT.CONCAT([.B384];&quot;, &quot;;[.A3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5]=&quot;&quot;;&quot;[ Kein Kunde ]&quot;;COM.MICROSOFT.CONCAT([.B385];&quot;, &quot;;[.A3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6]=&quot;&quot;;&quot;[ Kein Kunde ]&quot;;COM.MICROSOFT.CONCAT([.B386];&quot;, &quot;;[.A3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7]=&quot;&quot;;&quot;[ Kein Kunde ]&quot;;COM.MICROSOFT.CONCAT([.B387];&quot;, &quot;;[.A3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8]=&quot;&quot;;&quot;[ Kein Kunde ]&quot;;COM.MICROSOFT.CONCAT([.B388];&quot;, &quot;;[.A3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9]=&quot;&quot;;&quot;[ Kein Kunde ]&quot;;COM.MICROSOFT.CONCAT([.B389];&quot;, &quot;;[.A3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0]=&quot;&quot;;&quot;[ Kein Kunde ]&quot;;COM.MICROSOFT.CONCAT([.B390];&quot;, &quot;;[.A3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1]=&quot;&quot;;&quot;[ Kein Kunde ]&quot;;COM.MICROSOFT.CONCAT([.B391];&quot;, &quot;;[.A3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2]=&quot;&quot;;&quot;[ Kein Kunde ]&quot;;COM.MICROSOFT.CONCAT([.B392];&quot;, &quot;;[.A3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3]=&quot;&quot;;&quot;[ Kein Kunde ]&quot;;COM.MICROSOFT.CONCAT([.B393];&quot;, &quot;;[.A3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4]=&quot;&quot;;&quot;[ Kein Kunde ]&quot;;COM.MICROSOFT.CONCAT([.B394];&quot;, &quot;;[.A3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5]=&quot;&quot;;&quot;[ Kein Kunde ]&quot;;COM.MICROSOFT.CONCAT([.B395];&quot;, &quot;;[.A3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6]=&quot;&quot;;&quot;[ Kein Kunde ]&quot;;COM.MICROSOFT.CONCAT([.B396];&quot;, &quot;;[.A3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7]=&quot;&quot;;&quot;[ Kein Kunde ]&quot;;COM.MICROSOFT.CONCAT([.B397];&quot;, &quot;;[.A3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8]=&quot;&quot;;&quot;[ Kein Kunde ]&quot;;COM.MICROSOFT.CONCAT([.B398];&quot;, &quot;;[.A3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9]=&quot;&quot;;&quot;[ Kein Kunde ]&quot;;COM.MICROSOFT.CONCAT([.B399];&quot;, &quot;;[.A3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0]=&quot;&quot;;&quot;[ Kein Kunde ]&quot;;COM.MICROSOFT.CONCAT([.B400];&quot;, &quot;;[.A4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1]=&quot;&quot;;&quot;[ Kein Kunde ]&quot;;COM.MICROSOFT.CONCAT([.B401];&quot;, &quot;;[.A4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2]=&quot;&quot;;&quot;[ Kein Kunde ]&quot;;COM.MICROSOFT.CONCAT([.B402];&quot;, &quot;;[.A4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3]=&quot;&quot;;&quot;[ Kein Kunde ]&quot;;COM.MICROSOFT.CONCAT([.B403];&quot;, &quot;;[.A4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4]=&quot;&quot;;&quot;[ Kein Kunde ]&quot;;COM.MICROSOFT.CONCAT([.B404];&quot;, &quot;;[.A4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5]=&quot;&quot;;&quot;[ Kein Kunde ]&quot;;COM.MICROSOFT.CONCAT([.B405];&quot;, &quot;;[.A4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6]=&quot;&quot;;&quot;[ Kein Kunde ]&quot;;COM.MICROSOFT.CONCAT([.B406];&quot;, &quot;;[.A4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7]=&quot;&quot;;&quot;[ Kein Kunde ]&quot;;COM.MICROSOFT.CONCAT([.B407];&quot;, &quot;;[.A4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8]=&quot;&quot;;&quot;[ Kein Kunde ]&quot;;COM.MICROSOFT.CONCAT([.B408];&quot;, &quot;;[.A4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9]=&quot;&quot;;&quot;[ Kein Kunde ]&quot;;COM.MICROSOFT.CONCAT([.B409];&quot;, &quot;;[.A4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0]=&quot;&quot;;&quot;[ Kein Kunde ]&quot;;COM.MICROSOFT.CONCAT([.B410];&quot;, &quot;;[.A4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1]=&quot;&quot;;&quot;[ Kein Kunde ]&quot;;COM.MICROSOFT.CONCAT([.B411];&quot;, &quot;;[.A4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2]=&quot;&quot;;&quot;[ Kein Kunde ]&quot;;COM.MICROSOFT.CONCAT([.B412];&quot;, &quot;;[.A4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3]=&quot;&quot;;&quot;[ Kein Kunde ]&quot;;COM.MICROSOFT.CONCAT([.B413];&quot;, &quot;;[.A4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4]=&quot;&quot;;&quot;[ Kein Kunde ]&quot;;COM.MICROSOFT.CONCAT([.B414];&quot;, &quot;;[.A4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5]=&quot;&quot;;&quot;[ Kein Kunde ]&quot;;COM.MICROSOFT.CONCAT([.B415];&quot;, &quot;;[.A4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6]=&quot;&quot;;&quot;[ Kein Kunde ]&quot;;COM.MICROSOFT.CONCAT([.B416];&quot;, &quot;;[.A4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7]=&quot;&quot;;&quot;[ Kein Kunde ]&quot;;COM.MICROSOFT.CONCAT([.B417];&quot;, &quot;;[.A4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8]=&quot;&quot;;&quot;[ Kein Kunde ]&quot;;COM.MICROSOFT.CONCAT([.B418];&quot;, &quot;;[.A4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9]=&quot;&quot;;&quot;[ Kein Kunde ]&quot;;COM.MICROSOFT.CONCAT([.B419];&quot;, &quot;;[.A4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0]=&quot;&quot;;&quot;[ Kein Kunde ]&quot;;COM.MICROSOFT.CONCAT([.B420];&quot;, &quot;;[.A4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1]=&quot;&quot;;&quot;[ Kein Kunde ]&quot;;COM.MICROSOFT.CONCAT([.B421];&quot;, &quot;;[.A4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2]=&quot;&quot;;&quot;[ Kein Kunde ]&quot;;COM.MICROSOFT.CONCAT([.B422];&quot;, &quot;;[.A4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3]=&quot;&quot;;&quot;[ Kein Kunde ]&quot;;COM.MICROSOFT.CONCAT([.B423];&quot;, &quot;;[.A4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4]=&quot;&quot;;&quot;[ Kein Kunde ]&quot;;COM.MICROSOFT.CONCAT([.B424];&quot;, &quot;;[.A4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5]=&quot;&quot;;&quot;[ Kein Kunde ]&quot;;COM.MICROSOFT.CONCAT([.B425];&quot;, &quot;;[.A4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6]=&quot;&quot;;&quot;[ Kein Kunde ]&quot;;COM.MICROSOFT.CONCAT([.B426];&quot;, &quot;;[.A4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7]=&quot;&quot;;&quot;[ Kein Kunde ]&quot;;COM.MICROSOFT.CONCAT([.B427];&quot;, &quot;;[.A4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8]=&quot;&quot;;&quot;[ Kein Kunde ]&quot;;COM.MICROSOFT.CONCAT([.B428];&quot;, &quot;;[.A4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9]=&quot;&quot;;&quot;[ Kein Kunde ]&quot;;COM.MICROSOFT.CONCAT([.B429];&quot;, &quot;;[.A4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0]=&quot;&quot;;&quot;[ Kein Kunde ]&quot;;COM.MICROSOFT.CONCAT([.B430];&quot;, &quot;;[.A4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1]=&quot;&quot;;&quot;[ Kein Kunde ]&quot;;COM.MICROSOFT.CONCAT([.B431];&quot;, &quot;;[.A4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2]=&quot;&quot;;&quot;[ Kein Kunde ]&quot;;COM.MICROSOFT.CONCAT([.B432];&quot;, &quot;;[.A4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3]=&quot;&quot;;&quot;[ Kein Kunde ]&quot;;COM.MICROSOFT.CONCAT([.B433];&quot;, &quot;;[.A4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4]=&quot;&quot;;&quot;[ Kein Kunde ]&quot;;COM.MICROSOFT.CONCAT([.B434];&quot;, &quot;;[.A4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5]=&quot;&quot;;&quot;[ Kein Kunde ]&quot;;COM.MICROSOFT.CONCAT([.B435];&quot;, &quot;;[.A4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6]=&quot;&quot;;&quot;[ Kein Kunde ]&quot;;COM.MICROSOFT.CONCAT([.B436];&quot;, &quot;;[.A4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7]=&quot;&quot;;&quot;[ Kein Kunde ]&quot;;COM.MICROSOFT.CONCAT([.B437];&quot;, &quot;;[.A4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8]=&quot;&quot;;&quot;[ Kein Kunde ]&quot;;COM.MICROSOFT.CONCAT([.B438];&quot;, &quot;;[.A4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9]=&quot;&quot;;&quot;[ Kein Kunde ]&quot;;COM.MICROSOFT.CONCAT([.B439];&quot;, &quot;;[.A4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0]=&quot;&quot;;&quot;[ Kein Kunde ]&quot;;COM.MICROSOFT.CONCAT([.B440];&quot;, &quot;;[.A4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1]=&quot;&quot;;&quot;[ Kein Kunde ]&quot;;COM.MICROSOFT.CONCAT([.B441];&quot;, &quot;;[.A4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2]=&quot;&quot;;&quot;[ Kein Kunde ]&quot;;COM.MICROSOFT.CONCAT([.B442];&quot;, &quot;;[.A4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3]=&quot;&quot;;&quot;[ Kein Kunde ]&quot;;COM.MICROSOFT.CONCAT([.B443];&quot;, &quot;;[.A4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4]=&quot;&quot;;&quot;[ Kein Kunde ]&quot;;COM.MICROSOFT.CONCAT([.B444];&quot;, &quot;;[.A4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5]=&quot;&quot;;&quot;[ Kein Kunde ]&quot;;COM.MICROSOFT.CONCAT([.B445];&quot;, &quot;;[.A4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6]=&quot;&quot;;&quot;[ Kein Kunde ]&quot;;COM.MICROSOFT.CONCAT([.B446];&quot;, &quot;;[.A4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7]=&quot;&quot;;&quot;[ Kein Kunde ]&quot;;COM.MICROSOFT.CONCAT([.B447];&quot;, &quot;;[.A4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8]=&quot;&quot;;&quot;[ Kein Kunde ]&quot;;COM.MICROSOFT.CONCAT([.B448];&quot;, &quot;;[.A4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9]=&quot;&quot;;&quot;[ Kein Kunde ]&quot;;COM.MICROSOFT.CONCAT([.B449];&quot;, &quot;;[.A4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0]=&quot;&quot;;&quot;[ Kein Kunde ]&quot;;COM.MICROSOFT.CONCAT([.B450];&quot;, &quot;;[.A4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1]=&quot;&quot;;&quot;[ Kein Kunde ]&quot;;COM.MICROSOFT.CONCAT([.B451];&quot;, &quot;;[.A4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2]=&quot;&quot;;&quot;[ Kein Kunde ]&quot;;COM.MICROSOFT.CONCAT([.B452];&quot;, &quot;;[.A4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3]=&quot;&quot;;&quot;[ Kein Kunde ]&quot;;COM.MICROSOFT.CONCAT([.B453];&quot;, &quot;;[.A4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4]=&quot;&quot;;&quot;[ Kein Kunde ]&quot;;COM.MICROSOFT.CONCAT([.B454];&quot;, &quot;;[.A4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5]=&quot;&quot;;&quot;[ Kein Kunde ]&quot;;COM.MICROSOFT.CONCAT([.B455];&quot;, &quot;;[.A4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6]=&quot;&quot;;&quot;[ Kein Kunde ]&quot;;COM.MICROSOFT.CONCAT([.B456];&quot;, &quot;;[.A4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7]=&quot;&quot;;&quot;[ Kein Kunde ]&quot;;COM.MICROSOFT.CONCAT([.B457];&quot;, &quot;;[.A4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8]=&quot;&quot;;&quot;[ Kein Kunde ]&quot;;COM.MICROSOFT.CONCAT([.B458];&quot;, &quot;;[.A4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9]=&quot;&quot;;&quot;[ Kein Kunde ]&quot;;COM.MICROSOFT.CONCAT([.B459];&quot;, &quot;;[.A4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0]=&quot;&quot;;&quot;[ Kein Kunde ]&quot;;COM.MICROSOFT.CONCAT([.B460];&quot;, &quot;;[.A4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1]=&quot;&quot;;&quot;[ Kein Kunde ]&quot;;COM.MICROSOFT.CONCAT([.B461];&quot;, &quot;;[.A4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2]=&quot;&quot;;&quot;[ Kein Kunde ]&quot;;COM.MICROSOFT.CONCAT([.B462];&quot;, &quot;;[.A4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3]=&quot;&quot;;&quot;[ Kein Kunde ]&quot;;COM.MICROSOFT.CONCAT([.B463];&quot;, &quot;;[.A4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4]=&quot;&quot;;&quot;[ Kein Kunde ]&quot;;COM.MICROSOFT.CONCAT([.B464];&quot;, &quot;;[.A4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5]=&quot;&quot;;&quot;[ Kein Kunde ]&quot;;COM.MICROSOFT.CONCAT([.B465];&quot;, &quot;;[.A4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6]=&quot;&quot;;&quot;[ Kein Kunde ]&quot;;COM.MICROSOFT.CONCAT([.B466];&quot;, &quot;;[.A4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7]=&quot;&quot;;&quot;[ Kein Kunde ]&quot;;COM.MICROSOFT.CONCAT([.B467];&quot;, &quot;;[.A4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8]=&quot;&quot;;&quot;[ Kein Kunde ]&quot;;COM.MICROSOFT.CONCAT([.B468];&quot;, &quot;;[.A4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9]=&quot;&quot;;&quot;[ Kein Kunde ]&quot;;COM.MICROSOFT.CONCAT([.B469];&quot;, &quot;;[.A4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0]=&quot;&quot;;&quot;[ Kein Kunde ]&quot;;COM.MICROSOFT.CONCAT([.B470];&quot;, &quot;;[.A4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1]=&quot;&quot;;&quot;[ Kein Kunde ]&quot;;COM.MICROSOFT.CONCAT([.B471];&quot;, &quot;;[.A4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2]=&quot;&quot;;&quot;[ Kein Kunde ]&quot;;COM.MICROSOFT.CONCAT([.B472];&quot;, &quot;;[.A4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3]=&quot;&quot;;&quot;[ Kein Kunde ]&quot;;COM.MICROSOFT.CONCAT([.B473];&quot;, &quot;;[.A4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4]=&quot;&quot;;&quot;[ Kein Kunde ]&quot;;COM.MICROSOFT.CONCAT([.B474];&quot;, &quot;;[.A4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5]=&quot;&quot;;&quot;[ Kein Kunde ]&quot;;COM.MICROSOFT.CONCAT([.B475];&quot;, &quot;;[.A4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6]=&quot;&quot;;&quot;[ Kein Kunde ]&quot;;COM.MICROSOFT.CONCAT([.B476];&quot;, &quot;;[.A4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7]=&quot;&quot;;&quot;[ Kein Kunde ]&quot;;COM.MICROSOFT.CONCAT([.B477];&quot;, &quot;;[.A4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8]=&quot;&quot;;&quot;[ Kein Kunde ]&quot;;COM.MICROSOFT.CONCAT([.B478];&quot;, &quot;;[.A4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9]=&quot;&quot;;&quot;[ Kein Kunde ]&quot;;COM.MICROSOFT.CONCAT([.B479];&quot;, &quot;;[.A4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0]=&quot;&quot;;&quot;[ Kein Kunde ]&quot;;COM.MICROSOFT.CONCAT([.B480];&quot;, &quot;;[.A4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1]=&quot;&quot;;&quot;[ Kein Kunde ]&quot;;COM.MICROSOFT.CONCAT([.B481];&quot;, &quot;;[.A4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2]=&quot;&quot;;&quot;[ Kein Kunde ]&quot;;COM.MICROSOFT.CONCAT([.B482];&quot;, &quot;;[.A4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3]=&quot;&quot;;&quot;[ Kein Kunde ]&quot;;COM.MICROSOFT.CONCAT([.B483];&quot;, &quot;;[.A4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4]=&quot;&quot;;&quot;[ Kein Kunde ]&quot;;COM.MICROSOFT.CONCAT([.B484];&quot;, &quot;;[.A4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5]=&quot;&quot;;&quot;[ Kein Kunde ]&quot;;COM.MICROSOFT.CONCAT([.B485];&quot;, &quot;;[.A4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6]=&quot;&quot;;&quot;[ Kein Kunde ]&quot;;COM.MICROSOFT.CONCAT([.B486];&quot;, &quot;;[.A4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7]=&quot;&quot;;&quot;[ Kein Kunde ]&quot;;COM.MICROSOFT.CONCAT([.B487];&quot;, &quot;;[.A4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8]=&quot;&quot;;&quot;[ Kein Kunde ]&quot;;COM.MICROSOFT.CONCAT([.B488];&quot;, &quot;;[.A4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9]=&quot;&quot;;&quot;[ Kein Kunde ]&quot;;COM.MICROSOFT.CONCAT([.B489];&quot;, &quot;;[.A4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0]=&quot;&quot;;&quot;[ Kein Kunde ]&quot;;COM.MICROSOFT.CONCAT([.B490];&quot;, &quot;;[.A4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1]=&quot;&quot;;&quot;[ Kein Kunde ]&quot;;COM.MICROSOFT.CONCAT([.B491];&quot;, &quot;;[.A4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2]=&quot;&quot;;&quot;[ Kein Kunde ]&quot;;COM.MICROSOFT.CONCAT([.B492];&quot;, &quot;;[.A4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3]=&quot;&quot;;&quot;[ Kein Kunde ]&quot;;COM.MICROSOFT.CONCAT([.B493];&quot;, &quot;;[.A4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4]=&quot;&quot;;&quot;[ Kein Kunde ]&quot;;COM.MICROSOFT.CONCAT([.B494];&quot;, &quot;;[.A4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5]=&quot;&quot;;&quot;[ Kein Kunde ]&quot;;COM.MICROSOFT.CONCAT([.B495];&quot;, &quot;;[.A4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6]=&quot;&quot;;&quot;[ Kein Kunde ]&quot;;COM.MICROSOFT.CONCAT([.B496];&quot;, &quot;;[.A4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7]=&quot;&quot;;&quot;[ Kein Kunde ]&quot;;COM.MICROSOFT.CONCAT([.B497];&quot;, &quot;;[.A4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8]=&quot;&quot;;&quot;[ Kein Kunde ]&quot;;COM.MICROSOFT.CONCAT([.B498];&quot;, &quot;;[.A4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9]=&quot;&quot;;&quot;[ Kein Kunde ]&quot;;COM.MICROSOFT.CONCAT([.B499];&quot;, &quot;;[.A4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00]=&quot;&quot;;&quot;[ Kein Kunde ]&quot;;COM.MICROSOFT.CONCAT([.B500];&quot;, &quot;;[.A500]))" office:value-type="string" office:string-value="[ Kein Kunde ]" calcext:value-type="string">
            <text:p>[ Kein Kunde ]</text:p>
          </table:table-cell>
          <table:table-cell table:number-columns-repeated="1020"/>
        </table:table-row>
      </table:table>
      <table:table table:name="Arbeitstypen" table:style-name="ta1">
        <table:table-column table:style-name="co2" table:default-cell-style-name="Default"/>
        <table:table-row table:style-name="ro1">
          <table:table-cell/>
        </table:table-row>
      </table:table>
      <table:table table:name="Konfiguration" table:style-name="ta1">
        <table:table-column table:style-name="co6" table:default-cell-style-name="ce1"/>
        <table:table-column table:style-name="co7" table:default-cell-style-name="ce6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Eigenschaft</text:p>
          </table:table-cell>
          <table:table-cell table:style-name="ce5" office:value-type="string" calcext:value-type="string">
            <text:p>Wert</text:p>
          </table:table-cell>
          <table:table-cell table:style-name="ce1" office:value-type="string" calcext:value-type="string">
            <text:p>Wertbereich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fad Jeeves-Home</text:p>
          </table:table-cell>
          <table:table-cell office:value-type="string" calcext:value-type="string">
            <text:p>/home/ledovy/git/jeeves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7" office:value-type="string" calcext:value-type="string">
            <text:p>2.2.0-SNAP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satz CHF</text:p>
          </table:table-cell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customers" table:target-range-address="Kunden.D2:Kunden.D500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09P0"/>
    </number:currency-style>
    <number:date-style style:name="N110">
      <number:month number:style="long" number:textual="true"/>
      <number:text> </number:text>
      <number:year number:style="long"/>
    </number:date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.</number:text>
    </number:time-style>
    <number:number-style style:name="N11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0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1">
      <number:year number:style="long"/>
    </number:date-style>
    <number:currency-style style:name="N10109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currency-style style:name="N20107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7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7P0"/>
    </number:currency-style>
    <number:date-style style:name="N20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09" number:language="de" number:country="CH">
      <number:day number:style="long"/>
      <number:text>. </number:text>
      <number:month number:textual="true"/>
    </number:date-style>
    <number:date-style style:name="N20110" number:language="de" number:country="CH">
      <number:month number:textual="true"/>
      <number:text> </number:text>
      <number:year/>
    </number:date-style>
    <number:time-style style:name="N20111" number:language="de" number:country="CH">
      <number:hours/>
      <number:text>:</number:text>
      <number:minutes number:style="long"/>
      <number:text> </number:text>
      <number:am-pm/>
    </number:time-style>
    <number:time-style style:name="N20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3P0"/>
    </number:number-style>
    <number:number-style style:name="N2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4P0"/>
    </number:number-style>
    <number:number-style style:name="N20115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5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6P0"/>
    </number:number-style>
    <number:currency-style style:name="N20117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1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17P0"/>
    </number:currency-style>
    <number:currency-style style:name="N2011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18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18P0"/>
    </number:currency-style>
    <number:number-style style:name="N20119P0" style:volatile="true" number:language="de" number:country="CH">
      <number:number number:decimal-places="0" number:min-decimal-places="0" number:min-integer-digits="1" number:grouping="true"/>
    </number:number-style>
    <number:number-style style:name="N20119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de" number:country="CH">
      <number:number number:decimal-places="0" number:min-decimal-places="0" number:min-integer-digits="1" number:grouping="true"/>
    </number:number-style>
    <number:number-style style:name="N20120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1P0" style:volatile="true" number:language="de" number:country="CH">
      <number:number number:decimal-places="2" number:min-decimal-places="2" number:min-integer-digits="1" number:grouping="true"/>
    </number:number-style>
    <number:number-style style:name="N20121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2P0" style:volatile="true" number:language="de" number:country="CH">
      <number:number number:decimal-places="2" number:min-decimal-places="2" number:min-integer-digits="1" number:grouping="true"/>
    </number:number-style>
    <number:number-style style:name="N20122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3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23P2" style:volatile="true" number:language="de" number:country="CH">
      <number:text> </number:text>
      <number:fill-character> </number:fill-character>
      <number:text>- </number:text>
    </number:number-style>
    <number:text-style style:name="N20123" number:language="de" number:country="CH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24P2" style:volatile="true" number:language="de" number:country="CH">
      <number:text> SFr. </number:text>
      <number:fill-character> </number:fill-character>
      <number:text>- </number:text>
    </number:number-style>
    <number:text-style style:name="N20124" number:language="de" number:country="CH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de" number:country="CH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6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26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6" number:language="de" number:country="CH">
      <number:text> </number:text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currency-style style:name="N30107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currency-style style:name="N50119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19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03:05:14.944065946</meta:creation-date>
    <meta:generator>LibreOffice/7.0.4.2$Linux_X86_64 LibreOffice_project/00$Build-2</meta:generator>
    <dc:date>2021-04-09T03:34:57.974950689</dc:date>
    <meta:editing-duration>PT29M40S</meta:editing-duration>
    <meta:editing-cycles>9</meta:editing-cycles>
    <meta:document-statistic meta:table-count="5" meta:cell-count="540" meta:object-count="1"/>
  </office:meta>
</office:document-meta>
</file>